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office:value-type="string">
            <text:p>class</text:p>
          </table:table-cell>
          <table:table-cell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 office:value-type="string">
            <text:p>SaxPars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 office:value-type="string">
            <text:p>DO WE USE THIS ???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 office:value-type="string">
            <text:p>XmlTagHandler</text:p>
          </table:table-cell>
          <table:table-cell table:number-columns-repeated="1020"/>
        </table:table-row>
        <table:table-row table:style-name="ro1">
          <table:table-cell office:value-type="string">
            <text:p>/class/xml/rpc</text:p>
          </table:table-cell>
          <table:table-cell office:value-type="string">
            <text:p>DO WE USE THIS ???</text:p>
          </table:table-cell>
          <table:table-cell table:number-columns-repeated="1021"/>
        </table:table-row>
        <table:table-row table:style-name="ro1">
          <table:table-cell office:value-type="string">
            <text:p>/class/xml/rss</text:p>
          </table:table-cell>
          <table:table-cell office:value-type="string">
            <text:p>DO WE USE THIS ???</text:p>
          </table:table-cell>
          <table:table-cell table:number-columns-repeated="1021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3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0"/>
        </table:table-row>
        <table:table-row table:style-name="ro3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handlerregist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sregist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userhand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img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27/06/2010</text:date>, <text:time>09:3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6-27T09:37:31</dc:date>
    <dc:creator>Marc-Andre Lanciault</dc:creator>
    <meta:editing-duration>PT01H25M24S</meta:editing-duration>
    <meta:editing-cycles>10</meta:editing-cycles>
    <meta:generator>OpenOffice.org/3.1$Linux OpenOffice.org_project/310m19$Build-9420</meta:generator>
    <meta:document-statistic meta:table-count="3" meta:cell-count="557" meta:object-count="0"/>
  </office:meta>
</office:document-meta>
</file>